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text-underline-type="single" style:text-underline-style="solid" style:text-underline-width="auto" style:text-underline-mode="continuous"/>
    </style:style>
    <style:style style:name="P2" style:parent-style-name="Normal" style:family="paragraph">
      <style:text-properties fo:font-weight="bold" style:font-weight-asian="bold"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6"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7"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8"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9"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10"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11"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12"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13"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14"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15"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16"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17"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18"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19"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20"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21"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22"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style:style style:name="P23" style:parent-style-name="Normal" style:family="paragraph">
      <style:paragraph-properties fo:margin-bottom="0in" fo:line-height="100%" fo:background-color="#FFFFFF"/>
      <style:text-properties style:font-name="Calibri" style:font-name-asian="Times New Roman" style:font-name-complex="Calibri" fo:color="#000000" fo:font-size="12pt" style:font-size-asian="12pt" style:font-size-complex="12pt" fo:language="en" fo:country="US"/>
    </style:style>
  </office:automatic-styles>
  <office:body>
    <office:text text:use-soft-page-breaks="true">
      <text:p text:style-name="P1">Meetings for week 7<text:s/>of the group project between the members of level 4-5 group 17.</text:p>
      <text:p text:style-name="P2"/>
      <text:p text:style-name="Normal">Location of the meeting: Waterfront building Room W418</text:p>
      <text:p text:style-name="Normal">Date of meeting: 11am – 1pm</text:p>
      <text:p text:style-name="Normal">Attendees: Ross Warren, Razvan Muresan Bardos, Darren Wright</text:p>
      <text:p text:style-name="Normal"/>
      <text:p text:style-name="P3">Matters of discussion.</text:p>
      <text:p text:style-name="Normal">This meeting we discussed the current plan for the week’s sprint, what work shall be divided amongst what members of the team and what roles they should take such as designers and coders.</text:p>
      <text:p text:style-name="Normal">The meeting we had was with all the other groups<text:s/>and Rob, he discussed the<text:s/>great ways of being a productive team and to have good management skills, and methods of assigning tasks better amongst the team, I was praised for my minutes but the team was questioned on emails, and the location of the weekly sprints, as they are kept in the minutes and on emails instead of in GitHub as it currently does not work for us.</text:p>
      <text:p text:style-name="P4">Decided Plan.</text:p>
      <text:p text:style-name="Normal">The group decided for this week the current plan;</text:p>
      <text:p text:style-name="Normal">This was to further create our game now that we seem to have the brief met, and to construct a “50 seconds” of good gameplay.</text:p>
      <text:p text:style-name="P5">The current sprint for this week is;</text:p>
      <text:p text:style-name="P6"/>
      <text:p text:style-name="P7">Ross; </text:p>
      <text:p text:style-name="P8">1 Hour: Skype/Discord.</text:p>
      <text:p text:style-name="P9">30 Minutes: Make minutes for this weeks sprint.</text:p>
      <text:p text:style-name="P10">4 Hours: Construct the quick time combat mechanic.</text:p>
      <text:p text:style-name="P11">30 Minutes: Create art assets for health and and damage.</text:p>
      <text:p text:style-name="P12"/>
      <text:p text:style-name="P13">Razvan;</text:p>
      <text:p text:style-name="P14">1:30 Hours: Create art asset of background for the hiding scene.</text:p>
      <text:p text:style-name="P15">1 Hour: Create a visual timer to show the mum is coming.</text:p>
      <text:p text:style-name="P16">30 Minutes: Skype/Discord.</text:p>
      <text:p text:style-name="P17">3 Hours: Create the hiding mechanic for the hiding scene.</text:p>
      <text:p text:style-name="P18"/>
      <text:p text:style-name="P19">Darren;</text:p>
      <text:p text:style-name="P20">30 Minutes: Skype/Discord.</text:p>
      <text:p text:style-name="P21">2 Hours: Create art assets for 2 enemy sprites.</text:p>
      <text:p text:style-name="P22">1 Hour: Make the art assets for our quick time keys.</text:p>
      <text:p text:style-name="P23">2 Hours: Make sprite sheets for the enemies you makes attack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mes</meta:initial-creator>
    <dc:creator>Games</dc:creator>
    <meta:creation-date>2016-12-13T18:51:00Z</meta:creation-date>
    <dc:date>2016-12-13T19:05:00Z</dc:date>
    <meta:template xlink:href="Normal" xlink:type="simple"/>
    <meta:editing-cycles>1</meta:editing-cycles>
    <meta:editing-duration>PT840S</meta:editing-duration>
    <meta:document-statistic meta:page-count="1" meta:paragraph-count="3" meta:word-count="252" meta:character-count="1687" meta:row-count="11" meta:non-whitespace-character-count="1438"/>
  </office:meta>
</office:document-meta>
</file>